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A000004631DE230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_20_left">
      <style:text-properties style:font-name="Times New Roman" officeooo:rsid="00c8b65d" officeooo:paragraph-rsid="00c8b65d"/>
    </style:style>
    <style:style style:name="P2" style:family="paragraph" style:parent-style-name="Footer">
      <style:text-properties officeooo:paragraph-rsid="00034fc7"/>
    </style:style>
    <style:style style:name="P3" style:family="paragraph" style:parent-style-name="Header">
      <style:text-properties officeooo:rsid="0003cc59" officeooo:paragraph-rsid="0003cc59"/>
    </style:style>
    <style:style style:name="P4" style:family="paragraph" style:parent-style-name="Text_20_body">
      <style:paragraph-properties fo:line-height="100%" fo:text-align="justify" style:justify-single-word="false"/>
      <style:text-properties fo:color="#000000" style:font-name="Times New Roman" fo:font-size="12pt" fo:font-style="normal" fo:font-weight="normal" officeooo:rsid="00b36430" officeooo:paragraph-rsid="001a4b0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Horizontal_20_Line">
      <style:paragraph-properties fo:line-height="100%"/>
      <style:text-properties style:font-name="Times New Roman" officeooo:paragraph-rsid="001a4b0b"/>
    </style:style>
    <style:style style:name="P6" style:family="paragraph" style:parent-style-name="Standard" style:master-page-name="Report_20_Style">
      <style:paragraph-properties fo:line-height="100%" fo:text-align="start" style:justify-single-word="false" style:page-number="79" fo:break-before="auto" fo:break-after="auto"/>
      <style:text-properties style:font-name="Times New Roman" fo:font-size="14pt" fo:font-weight="bold" officeooo:rsid="001a4b0b" officeooo:paragraph-rsid="001a4b0b" style:font-size-asian="14pt" style:font-weight-asian="bold" style:font-size-complex="14pt" style:font-weight-complex="bold"/>
    </style:style>
    <style:style style:name="T1" style:family="text">
      <style:text-properties officeooo:rsid="001a4b0b"/>
    </style:style>
    <style:style style:name="T2" style:family="text">
      <style:text-properties officeooo:rsid="00034fc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SINESS MODEL CANVAS</text:p>
      <text:p text:style-name="P5"/>
      <text:p text:style-name="P4"><draw:frame draw:style-name="fr1" draw:name="Image1" text:anchor-type="paragraph" svg:width="14.15cm" svg:height="20.001cm" draw:z-index="0"><draw:image xlink:href="Pictures/100000000000031A000004631DE230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left" style:display-name="Header left" style:family="paragraph" style:parent-style-name="Standard" style:class="extra" style:master-page-name="">
      <style:paragraph-properties fo:hyphenation-ladder-count="no-limit" style:page-number="auto" fo:break-before="auto" fo:break-aft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" style:family="paragraph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style:font-name="Times New Roman" officeooo:rsid="00c8b65d" officeooo:paragraph-rsid="00c8b65d"/>
    </style:style>
    <style:style style:name="MP2" style:family="paragraph" style:parent-style-name="Footer">
      <style:text-properties officeooo:paragraph-rsid="00034fc7"/>
    </style:style>
    <style:style style:name="MP3" style:family="paragraph" style:parent-style-name="Header">
      <style:text-properties officeooo:rsid="0003cc59" officeooo:paragraph-rsid="0003cc59"/>
    </style:style>
    <style:style style:name="MT1" style:family="text">
      <style:text-properties officeooo:rsid="001a4b0b"/>
    </style:style>
    <style:style style:name="MT2" style:family="text">
      <style:text-properties officeooo:rsid="00034fc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05cm" fo:margin-right="2.54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05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port_20_Style" style:display-name="Report Style" style:page-layout-name="Mpm2">
      <style:header>
        <text:p text:style-name="MP1">BC-1<text:tab/><text:tab/><text:span text:style-name="MT1">BUSINESS MODEL CANVAS</text:span></text:p>
      </style:header>
      <style:footer>
        <text:p text:style-name="MP2"><text:span text:style-name="MT2">GMFE - CE<text:tab/><text:tab/></text:span><text:page-number text:select-page="current">79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>
      <style:header>
        <text:p text:style-name="MP3">Fghfgh<text:tab/><text:tab/>dfgdfgf</text:p>
      </style:header>
    </style:master-page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r Patel</meta:initial-creator>
    <meta:creation-date>2014-12-05T11:15:10.801305421</meta:creation-date>
    <dc:date>2015-05-19T16:26:01.471855471</dc:date>
    <dc:creator>Akshar Patel</dc:creator>
    <meta:editing-duration>PT22M16S</meta:editing-duration>
    <meta:editing-cycles>24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13" meta:character-count="76" meta:non-whitespace-character-count="64"/>
  </office:meta>
</office:document-meta>
</file>